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UBID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btw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L_Area_13l</text:p>
          </table:table-cell>
          <table:table-cell office:value-type="float" office:value="0.285820152726236" calcext:value-type="float">
            <text:p>0.2858201527262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L_Area_13l</text:p>
          </table:table-cell>
          <table:table-cell office:value-type="float" office:value="0.898155126349261" calcext:value-type="float">
            <text:p>0.89815512634926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L_Area_13l</text:p>
          </table:table-cell>
          <table:table-cell office:value-type="float" office:value="0.93750454509352" calcext:value-type="float">
            <text:p>0.9375045450935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L_Area_13l</text:p>
          </table:table-cell>
          <table:table-cell office:value-type="float" office:value="0.940210387344292" calcext:value-type="float">
            <text:p>0.94021038734429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L_Area_13l</text:p>
          </table:table-cell>
          <table:table-cell office:value-type="float" office:value="0.895612549512978" calcext:value-type="float">
            <text:p>0.89561254951297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L_Area_13l</text:p>
          </table:table-cell>
          <table:table-cell office:value-type="float" office:value="0.599425776264732" calcext:value-type="float">
            <text:p>0.5994257762647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L_Area_13l</text:p>
          </table:table-cell>
          <table:table-cell office:value-type="float" office:value="0.910917702552274" calcext:value-type="float">
            <text:p>0.91091770255227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L_Area_13l</text:p>
          </table:table-cell>
          <table:table-cell office:value-type="float" office:value="0.617834984694248" calcext:value-type="float">
            <text:p>0.61783498469424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L_Area_13l</text:p>
          </table:table-cell>
          <table:table-cell office:value-type="float" office:value="0.970533366679071" calcext:value-type="float">
            <text:p>0.9705333666790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L_Area_13l</text:p>
          </table:table-cell>
          <table:table-cell office:value-type="float" office:value="0.997090166234261" calcext:value-type="float">
            <text:p>0.99709016623426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L_Area_13l</text:p>
          </table:table-cell>
          <table:table-cell office:value-type="float" office:value="0.937852434162624" calcext:value-type="float">
            <text:p>0.9378524341626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L_Area_13l</text:p>
          </table:table-cell>
          <table:table-cell office:value-type="float" office:value="0.882760471312772" calcext:value-type="float">
            <text:p>0.88276047131277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L_Area_13l</text:p>
          </table:table-cell>
          <table:table-cell office:value-type="float" office:value="0.757220846579372" calcext:value-type="float">
            <text:p>0.75722084657937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L_Area_13l</text:p>
          </table:table-cell>
          <table:table-cell office:value-type="float" office:value="0.71440440613761" calcext:value-type="float">
            <text:p>0.7144044061376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L_Area_13l</text:p>
          </table:table-cell>
          <table:table-cell office:value-type="float" office:value="0.929411287758388" calcext:value-type="float">
            <text:p>0.92941128775838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L_Area_13l</text:p>
          </table:table-cell>
          <table:table-cell office:value-type="float" office:value="0.490310947254926" calcext:value-type="float">
            <text:p>0.49031094725492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L_Area_13l</text:p>
          </table:table-cell>
          <table:table-cell office:value-type="float" office:value="0.972716335306022" calcext:value-type="float">
            <text:p>0.972716335306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L_Area_13l</text:p>
          </table:table-cell>
          <table:table-cell office:value-type="float" office:value="0.970985941132058" calcext:value-type="float">
            <text:p>0.97098594113205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L_Area_13l</text:p>
          </table:table-cell>
          <table:table-cell office:value-type="float" office:value="0.884103657151777" calcext:value-type="float">
            <text:p>0.88410365715177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L_Area_13l</text:p>
          </table:table-cell>
          <table:table-cell office:value-type="float" office:value="0.22888116467548" calcext:value-type="float">
            <text:p>0.2288811646754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L_Area_13l</text:p>
          </table:table-cell>
          <table:table-cell office:value-type="float" office:value="0.912222866644399" calcext:value-type="float">
            <text:p>0.91222286664439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L_Area_13l</text:p>
          </table:table-cell>
          <table:table-cell office:value-type="float" office:value="0.831969463840885" calcext:value-type="float">
            <text:p>0.83196946384088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L_Area_13l</text:p>
          </table:table-cell>
          <table:table-cell office:value-type="float" office:value="0.757711596135892" calcext:value-type="float">
            <text:p>0.75771159613589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L_Area_13l</text:p>
          </table:table-cell>
          <table:table-cell office:value-type="float" office:value="0.768142708698237" calcext:value-type="float">
            <text:p>0.7681427086982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L_Area_25</text:p>
          </table:table-cell>
          <table:table-cell office:value-type="float" office:value="0.0975500590111898" calcext:value-type="float">
            <text:p>0.0975500590111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L_Area_25</text:p>
          </table:table-cell>
          <table:table-cell office:value-type="float" office:value="0.560372355366664" calcext:value-type="float">
            <text:p>0.56037235536666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L_Area_25</text:p>
          </table:table-cell>
          <table:table-cell office:value-type="float" office:value="0.959041257539276" calcext:value-type="float">
            <text:p>0.95904125753927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L_Area_25</text:p>
          </table:table-cell>
          <table:table-cell office:value-type="float" office:value="0.526505233776261" calcext:value-type="float">
            <text:p>0.52650523377626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L_Area_25</text:p>
          </table:table-cell>
          <table:table-cell office:value-type="float" office:value="0.662013766188915" calcext:value-type="float">
            <text:p>0.66201376618891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L_Area_25</text:p>
          </table:table-cell>
          <table:table-cell office:value-type="float" office:value="0.962792435333514" calcext:value-type="float">
            <text:p>0.96279243533351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L_Area_25</text:p>
          </table:table-cell>
          <table:table-cell office:value-type="float" office:value="0.802243355421003" calcext:value-type="float">
            <text:p>0.80224335542100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L_Area_25</text:p>
          </table:table-cell>
          <table:table-cell office:value-type="float" office:value="0.919615005010149" calcext:value-type="float">
            <text:p>0.91961500501014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L_Area_25</text:p>
          </table:table-cell>
          <table:table-cell office:value-type="float" office:value="0.88320894944592" calcext:value-type="float">
            <text:p>0.8832089494459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L_Area_25</text:p>
          </table:table-cell>
          <table:table-cell office:value-type="float" office:value="0.986876405954092" calcext:value-type="float">
            <text:p>0.98687640595409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L_Area_25</text:p>
          </table:table-cell>
          <table:table-cell office:value-type="float" office:value="0.744426687190158" calcext:value-type="float">
            <text:p>0.74442668719015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L_Area_25</text:p>
          </table:table-cell>
          <table:table-cell office:value-type="float" office:value="0.889765297657763" calcext:value-type="float">
            <text:p>0.88976529765776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L_Area_25</text:p>
          </table:table-cell>
          <table:table-cell office:value-type="float" office:value="0.824864772433127" calcext:value-type="float">
            <text:p>0.8248647724331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L_Area_25</text:p>
          </table:table-cell>
          <table:table-cell office:value-type="float" office:value="0.520471303164324" calcext:value-type="float">
            <text:p>0.5204713031643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L_Area_25</text:p>
          </table:table-cell>
          <table:table-cell office:value-type="float" office:value="0.916457034025188" calcext:value-type="float">
            <text:p>0.91645703402518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L_Area_25</text:p>
          </table:table-cell>
          <table:table-cell office:value-type="float" office:value="0.432561565501365" calcext:value-type="float">
            <text:p>0.43256156550136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L_Area_25</text:p>
          </table:table-cell>
          <table:table-cell office:value-type="float" office:value="0.366480945006922" calcext:value-type="float">
            <text:p>0.3664809450069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L_Area_25</text:p>
          </table:table-cell>
          <table:table-cell office:value-type="float" office:value="0.395748988420442" calcext:value-type="float">
            <text:p>0.39574898842044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L_Area_25</text:p>
          </table:table-cell>
          <table:table-cell office:value-type="float" office:value="0.176810683776604" calcext:value-type="float">
            <text:p>0.17681068377660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L_Area_25</text:p>
          </table:table-cell>
          <table:table-cell office:value-type="float" office:value="0.386591990925329" calcext:value-type="float">
            <text:p>0.3865919909253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L_Area_25</text:p>
          </table:table-cell>
          <table:table-cell office:value-type="float" office:value="0.0798737721165021" calcext:value-type="float">
            <text:p>0.07987377211650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L_Area_25</text:p>
          </table:table-cell>
          <table:table-cell office:value-type="float" office:value="0.782260600749052" calcext:value-type="float">
            <text:p>0.78226060074905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L_Area_25</text:p>
          </table:table-cell>
          <table:table-cell office:value-type="float" office:value="0.829850988142156" calcext:value-type="float">
            <text:p>0.82985098814215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L_Area_25</text:p>
          </table:table-cell>
          <table:table-cell office:value-type="float" office:value="0.602903624863133" calcext:value-type="float">
            <text:p>0.6029036248631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L_Area_s32</text:p>
          </table:table-cell>
          <table:table-cell office:value-type="float" office:value="0.955281159512504" calcext:value-type="float">
            <text:p>0.95528115951250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L_Area_s32</text:p>
          </table:table-cell>
          <table:table-cell office:value-type="float" office:value="0.979640550809203" calcext:value-type="float">
            <text:p>0.97964055080920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L_Area_s32</text:p>
          </table:table-cell>
          <table:table-cell office:value-type="float" office:value="0.967715734139177" calcext:value-type="float">
            <text:p>0.96771573413917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L_Area_s32</text:p>
          </table:table-cell>
          <table:table-cell office:value-type="float" office:value="0.993571145316182" calcext:value-type="float">
            <text:p>0.99357114531618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L_Area_s32</text:p>
          </table:table-cell>
          <table:table-cell office:value-type="float" office:value="0.496096972344367" calcext:value-type="float">
            <text:p>0.49609697234436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L_Area_s32</text:p>
          </table:table-cell>
          <table:table-cell office:value-type="float" office:value="0.971966251306863" calcext:value-type="float">
            <text:p>0.97196625130686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L_Area_s32</text:p>
          </table:table-cell>
          <table:table-cell office:value-type="float" office:value="0.978587710612906" calcext:value-type="float">
            <text:p>0.97858771061290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L_Area_s32</text:p>
          </table:table-cell>
          <table:table-cell office:value-type="float" office:value="0.98622258836954" calcext:value-type="float">
            <text:p>0.9862225883695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L_Area_s32</text:p>
          </table:table-cell>
          <table:table-cell office:value-type="float" office:value="0.945824285988353" calcext:value-type="float">
            <text:p>0.94582428598835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L_Area_s32</text:p>
          </table:table-cell>
          <table:table-cell office:value-type="float" office:value="0.999738967888648" calcext:value-type="float">
            <text:p>0.99973896788864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L_Area_s32</text:p>
          </table:table-cell>
          <table:table-cell office:value-type="float" office:value="0.442740260318267" calcext:value-type="float">
            <text:p>0.44274026031826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L_Area_s32</text:p>
          </table:table-cell>
          <table:table-cell office:value-type="float" office:value="0.972493320418454" calcext:value-type="float">
            <text:p>0.97249332041845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L_Area_s32</text:p>
          </table:table-cell>
          <table:table-cell office:value-type="float" office:value="0.978415213660484" calcext:value-type="float">
            <text:p>0.97841521366048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L_Area_s32</text:p>
          </table:table-cell>
          <table:table-cell office:value-type="float" office:value="0.983815643505381" calcext:value-type="float">
            <text:p>0.98381564350538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L_Area_s32</text:p>
          </table:table-cell>
          <table:table-cell office:value-type="float" office:value="0.960529091858128" calcext:value-type="float">
            <text:p>0.9605290918581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L_Area_s32</text:p>
          </table:table-cell>
          <table:table-cell office:value-type="float" office:value="0.937779577736377" calcext:value-type="float">
            <text:p>0.93777957773637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L_Area_s32</text:p>
          </table:table-cell>
          <table:table-cell office:value-type="float" office:value="0.989087959767814" calcext:value-type="float">
            <text:p>0.98908795976781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L_Area_s32</text:p>
          </table:table-cell>
          <table:table-cell office:value-type="float" office:value="0.993127977279679" calcext:value-type="float">
            <text:p>0.99312797727967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L_Area_s32</text:p>
          </table:table-cell>
          <table:table-cell office:value-type="float" office:value="0.447551176003916" calcext:value-type="float">
            <text:p>0.4475511760039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L_Area_s32</text:p>
          </table:table-cell>
          <table:table-cell office:value-type="float" office:value="0.850759697976518" calcext:value-type="float">
            <text:p>0.8507596979765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L_Area_s32</text:p>
          </table:table-cell>
          <table:table-cell office:value-type="float" office:value="0.952345974460098" calcext:value-type="float">
            <text:p>0.95234597446009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L_Area_s32</text:p>
          </table:table-cell>
          <table:table-cell office:value-type="float" office:value="0.884748126035052" calcext:value-type="float">
            <text:p>0.88474812603505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L_Area_s32</text:p>
          </table:table-cell>
          <table:table-cell office:value-type="float" office:value="0.966920211545533" calcext:value-type="float">
            <text:p>0.9669202115455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L_Area_s32</text:p>
          </table:table-cell>
          <table:table-cell office:value-type="float" office:value="0.915012887097825" calcext:value-type="float">
            <text:p>0.9150128870978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29572245274241" calcext:value-type="float">
            <text:p>0.92957224527424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L_Orbital_Frontal_Complex</text:p>
          </table:table-cell>
          <table:table-cell office:value-type="float" office:value="0.534199072556374" calcext:value-type="float">
            <text:p>0.53419907255637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03942044696552" calcext:value-type="float">
            <text:p>0.90394204469655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35454462827142" calcext:value-type="float">
            <text:p>0.93545446282714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74690799364309" calcext:value-type="float">
            <text:p>0.97469079936430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76600074888731" calcext:value-type="float">
            <text:p>0.9766000748887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L_Orbital_Frontal_Complex</text:p>
          </table:table-cell>
          <table:table-cell office:value-type="float" office:value="0.484488726754754" calcext:value-type="float">
            <text:p>0.48448872675475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L_Orbital_Frontal_Complex</text:p>
          </table:table-cell>
          <table:table-cell office:value-type="float" office:value="0.62021529136049" calcext:value-type="float">
            <text:p>0.6202152913604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L_Orbital_Frontal_Complex</text:p>
          </table:table-cell>
          <table:table-cell office:value-type="float" office:value="0.882063509674646" calcext:value-type="float">
            <text:p>0.88206350967464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96401296177289" calcext:value-type="float">
            <text:p>0.99640129617728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L_Orbital_Frontal_Complex</text:p>
          </table:table-cell>
          <table:table-cell office:value-type="float" office:value="0.890799823105727" calcext:value-type="float">
            <text:p>0.8907998231057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L_Orbital_Frontal_Complex</text:p>
          </table:table-cell>
          <table:table-cell office:value-type="float" office:value="0.860438112968332" calcext:value-type="float">
            <text:p>0.8604381129683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55587804893937" calcext:value-type="float">
            <text:p>0.9555878048939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L_Orbital_Frontal_Complex</text:p>
          </table:table-cell>
          <table:table-cell office:value-type="float" office:value="0.499746407004319" calcext:value-type="float">
            <text:p>0.49974640700431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03625239245082" calcext:value-type="float">
            <text:p>0.90362523924508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L_Orbital_Frontal_Complex</text:p>
          </table:table-cell>
          <table:table-cell office:value-type="float" office:value="0.788820873632011" calcext:value-type="float">
            <text:p>0.78882087363201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71211160720399" calcext:value-type="float">
            <text:p>0.97121116072039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89241639745652" calcext:value-type="float">
            <text:p>0.98924163974565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L_Orbital_Frontal_Complex</text:p>
          </table:table-cell>
          <table:table-cell office:value-type="float" office:value="0.86076398602425" calcext:value-type="float">
            <text:p>0.860763986024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68595688830108" calcext:value-type="float">
            <text:p>0.96859568883010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17651723666294" calcext:value-type="float">
            <text:p>0.91765172366629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63476003034602" calcext:value-type="float">
            <text:p>0.96347600303460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11767620644807" calcext:value-type="float">
            <text:p>0.91176762064480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L_Orbital_Frontal_Complex</text:p>
          </table:table-cell>
          <table:table-cell office:value-type="float" office:value="0.962708713595064" calcext:value-type="float">
            <text:p>0.96270871359506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L_posterior_OFC_Complex</text:p>
          </table:table-cell>
          <table:table-cell office:value-type="float" office:value="0.745514865280933" calcext:value-type="float">
            <text:p>0.7455148652809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L_posterior_OFC_Complex</text:p>
          </table:table-cell>
          <table:table-cell office:value-type="float" office:value="0.73777755167789" calcext:value-type="float">
            <text:p>0.7377775516778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L_posterior_OFC_Complex</text:p>
          </table:table-cell>
          <table:table-cell office:value-type="float" office:value="0.869949239313836" calcext:value-type="float">
            <text:p>0.8699492393138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L_posterior_OFC_Complex</text:p>
          </table:table-cell>
          <table:table-cell office:value-type="float" office:value="0.902328893553146" calcext:value-type="float">
            <text:p>0.90232889355314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L_posterior_OFC_Complex</text:p>
          </table:table-cell>
          <table:table-cell office:value-type="float" office:value="0.878300990389201" calcext:value-type="float">
            <text:p>0.87830099038920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L_posterior_OFC_Complex</text:p>
          </table:table-cell>
          <table:table-cell office:value-type="float" office:value="0.987578111471965" calcext:value-type="float">
            <text:p>0.98757811147196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L_posterior_OFC_Complex</text:p>
          </table:table-cell>
          <table:table-cell office:value-type="float" office:value="0.679708654776015" calcext:value-type="float">
            <text:p>0.67970865477601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L_posterior_OFC_Complex</text:p>
          </table:table-cell>
          <table:table-cell office:value-type="float" office:value="0.574606432322723" calcext:value-type="float">
            <text:p>0.5746064323227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L_posterior_OFC_Complex</text:p>
          </table:table-cell>
          <table:table-cell office:value-type="float" office:value="0.737519547321764" calcext:value-type="float">
            <text:p>0.73751954732176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L_posterior_OFC_Complex</text:p>
          </table:table-cell>
          <table:table-cell office:value-type="float" office:value="0.986984246698902" calcext:value-type="float">
            <text:p>0.98698424669890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L_posterior_OFC_Complex</text:p>
          </table:table-cell>
          <table:table-cell office:value-type="float" office:value="0.969749255349084" calcext:value-type="float">
            <text:p>0.96974925534908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L_posterior_OFC_Complex</text:p>
          </table:table-cell>
          <table:table-cell office:value-type="float" office:value="0.945910388184589" calcext:value-type="float">
            <text:p>0.94591038818458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L_posterior_OFC_Complex</text:p>
          </table:table-cell>
          <table:table-cell office:value-type="float" office:value="0.706091641551632" calcext:value-type="float">
            <text:p>0.7060916415516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L_posterior_OFC_Complex</text:p>
          </table:table-cell>
          <table:table-cell office:value-type="float" office:value="0.468279916987209" calcext:value-type="float">
            <text:p>0.46827991698720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L_posterior_OFC_Complex</text:p>
          </table:table-cell>
          <table:table-cell office:value-type="float" office:value="0.73286354469087" calcext:value-type="float">
            <text:p>0.7328635446908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L_posterior_OFC_Complex</text:p>
          </table:table-cell>
          <table:table-cell office:value-type="float" office:value="0.725953761806501" calcext:value-type="float">
            <text:p>0.72595376180650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L_posterior_OFC_Complex</text:p>
          </table:table-cell>
          <table:table-cell office:value-type="float" office:value="0.97163676473172" calcext:value-type="float">
            <text:p>0.9716367647317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L_posterior_OFC_Complex</text:p>
          </table:table-cell>
          <table:table-cell office:value-type="float" office:value="0.783752723579495" calcext:value-type="float">
            <text:p>0.78375272357949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L_posterior_OFC_Complex</text:p>
          </table:table-cell>
          <table:table-cell office:value-type="float" office:value="0.881778167762501" calcext:value-type="float">
            <text:p>0.88177816776250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L_posterior_OFC_Complex</text:p>
          </table:table-cell>
          <table:table-cell office:value-type="float" office:value="0.553810636100744" calcext:value-type="float">
            <text:p>0.55381063610074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L_posterior_OFC_Complex</text:p>
          </table:table-cell>
          <table:table-cell office:value-type="float" office:value="0.948331076037943" calcext:value-type="float">
            <text:p>0.94833107603794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L_posterior_OFC_Complex</text:p>
          </table:table-cell>
          <table:table-cell office:value-type="float" office:value="0.963809045437556" calcext:value-type="float">
            <text:p>0.96380904543755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L_posterior_OFC_Complex</text:p>
          </table:table-cell>
          <table:table-cell office:value-type="float" office:value="0.913739256662592" calcext:value-type="float">
            <text:p>0.91373925666259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L_posterior_OFC_Complex</text:p>
          </table:table-cell>
          <table:table-cell office:value-type="float" office:value="0.635690860322003" calcext:value-type="float">
            <text:p>0.63569086032200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Left-MammillaryBody</text:p>
          </table:table-cell>
          <table:table-cell office:value-type="float" office:value="0.897766391854571" calcext:value-type="float">
            <text:p>0.8977663918545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Left-MammillaryBody</text:p>
          </table:table-cell>
          <table:table-cell office:value-type="float" office:value="-0.431212611097055" calcext:value-type="float">
            <text:p>-0.43121261109705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Left-MammillaryBody</text:p>
          </table:table-cell>
          <table:table-cell office:value-type="float" office:value="0.781749724995079" calcext:value-type="float">
            <text:p>0.78174972499507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Left-MammillaryBody</text:p>
          </table:table-cell>
          <table:table-cell office:value-type="float" office:value="0.119446072937187" calcext:value-type="float">
            <text:p>0.11944607293718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Left-MammillaryBody</text:p>
          </table:table-cell>
          <table:table-cell office:value-type="float" office:value="0.182775581325403" calcext:value-type="float">
            <text:p>0.18277558132540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Left-MammillaryBody</text:p>
          </table:table-cell>
          <table:table-cell office:value-type="float" office:value="0.751980481826418" calcext:value-type="float">
            <text:p>0.7519804818264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Left-MammillaryBody</text:p>
          </table:table-cell>
          <table:table-cell office:value-type="float" office:value="0.630410293042937" calcext:value-type="float">
            <text:p>0.6304102930429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Left-MammillaryBody</text:p>
          </table:table-cell>
          <table:table-cell office:value-type="float" office:value="0.0851977210593413" calcext:value-type="float">
            <text:p>0.08519772105934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Left-MammillaryBody</text:p>
          </table:table-cell>
          <table:table-cell office:value-type="float" office:value="0.24471886668482" calcext:value-type="float">
            <text:p>0.2447188666848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Left-MammillaryBody</text:p>
          </table:table-cell>
          <table:table-cell office:value-type="float" office:value="0.989418716333755" calcext:value-type="float">
            <text:p>0.98941871633375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Left-MammillaryBody</text:p>
          </table:table-cell>
          <table:table-cell office:value-type="float" office:value="0.173516663583448" calcext:value-type="float">
            <text:p>0.17351666358344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Left-MammillaryBody</text:p>
          </table:table-cell>
          <table:table-cell office:value-type="float" office:value="0.795317251359499" calcext:value-type="float">
            <text:p>0.79531725135949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Left-MammillaryBody</text:p>
          </table:table-cell>
          <table:table-cell office:value-type="float" office:value="0.317105670376143" calcext:value-type="float">
            <text:p>0.31710567037614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Left-MammillaryBody</text:p>
          </table:table-cell>
          <table:table-cell office:value-type="float" office:value="0.758384397638844" calcext:value-type="float">
            <text:p>0.75838439763884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Left-MammillaryBody</text:p>
          </table:table-cell>
          <table:table-cell office:value-type="float" office:value="0.63254637757494" calcext:value-type="float">
            <text:p>0.6325463775749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Left-MammillaryBody</text:p>
          </table:table-cell>
          <table:table-cell office:value-type="float" office:value="0.778178085413325" calcext:value-type="float">
            <text:p>0.7781780854133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Left-MammillaryBody</text:p>
          </table:table-cell>
          <table:table-cell office:value-type="float" office:value="0.788570898640752" calcext:value-type="float">
            <text:p>0.78857089864075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Left-MammillaryBody</text:p>
          </table:table-cell>
          <table:table-cell office:value-type="float" office:value="0.524796538824697" calcext:value-type="float">
            <text:p>0.52479653882469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Left-MammillaryBody</text:p>
          </table:table-cell>
          <table:table-cell office:value-type="float" office:value="0.47739897740902" calcext:value-type="float">
            <text:p>0.4773989774090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Left-MammillaryBody</text:p>
          </table:table-cell>
          <table:table-cell office:value-type="float" office:value="0.828085011173818" calcext:value-type="float">
            <text:p>0.8280850111738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Left-MammillaryBody</text:p>
          </table:table-cell>
          <table:table-cell office:value-type="float" office:value="0.284785135207525" calcext:value-type="float">
            <text:p>0.2847851352075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Left-MammillaryBody</text:p>
          </table:table-cell>
          <table:table-cell office:value-type="float" office:value="0.0834985763292888" calcext:value-type="float">
            <text:p>0.08349857632928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Left-MammillaryBody</text:p>
          </table:table-cell>
          <table:table-cell office:value-type="float" office:value="0.926513689377649" calcext:value-type="float">
            <text:p>0.92651368937764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Left-MammillaryBody</text:p>
          </table:table-cell>
          <table:table-cell office:value-type="float" office:value="0.814657450179909" calcext:value-type="float">
            <text:p>0.81465745017990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R_Area_13l</text:p>
          </table:table-cell>
          <table:table-cell office:value-type="float" office:value="0.953424538207116" calcext:value-type="float">
            <text:p>0.9534245382071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R_Area_13l</text:p>
          </table:table-cell>
          <table:table-cell office:value-type="float" office:value="0.989027813060285" calcext:value-type="float">
            <text:p>0.98902781306028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R_Area_13l</text:p>
          </table:table-cell>
          <table:table-cell office:value-type="float" office:value="0.824821537623286" calcext:value-type="float">
            <text:p>0.82482153762328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R_Area_13l</text:p>
          </table:table-cell>
          <table:table-cell office:value-type="float" office:value="0.78589025098435" calcext:value-type="float">
            <text:p>0.785890250984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R_Area_13l</text:p>
          </table:table-cell>
          <table:table-cell office:value-type="float" office:value="0.366614820508576" calcext:value-type="float">
            <text:p>0.36661482050857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R_Area_13l</text:p>
          </table:table-cell>
          <table:table-cell office:value-type="float" office:value="0.642653295142183" calcext:value-type="float">
            <text:p>0.64265329514218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R_Area_13l</text:p>
          </table:table-cell>
          <table:table-cell office:value-type="float" office:value="0.948948331552982" calcext:value-type="float">
            <text:p>0.94894833155298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R_Area_13l</text:p>
          </table:table-cell>
          <table:table-cell office:value-type="float" office:value="0.88597435263406" calcext:value-type="float">
            <text:p>0.8859743526340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R_Area_13l</text:p>
          </table:table-cell>
          <table:table-cell office:value-type="float" office:value="0.898413173096579" calcext:value-type="float">
            <text:p>0.89841317309657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R_Area_13l</text:p>
          </table:table-cell>
          <table:table-cell office:value-type="float" office:value="0.990666143933871" calcext:value-type="float">
            <text:p>0.9906661439338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R_Area_13l</text:p>
          </table:table-cell>
          <table:table-cell office:value-type="float" office:value="0.941403601709928" calcext:value-type="float">
            <text:p>0.9414036017099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R_Area_13l</text:p>
          </table:table-cell>
          <table:table-cell office:value-type="float" office:value="0.918162547841089" calcext:value-type="float">
            <text:p>0.91816254784108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R_Area_13l</text:p>
          </table:table-cell>
          <table:table-cell office:value-type="float" office:value="0.988435146986294" calcext:value-type="float">
            <text:p>0.98843514698629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R_Area_13l</text:p>
          </table:table-cell>
          <table:table-cell office:value-type="float" office:value="0.95984515222913" calcext:value-type="float">
            <text:p>0.9598451522291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R_Area_13l</text:p>
          </table:table-cell>
          <table:table-cell office:value-type="float" office:value="0.701773519193714" calcext:value-type="float">
            <text:p>0.70177351919371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R_Area_13l</text:p>
          </table:table-cell>
          <table:table-cell office:value-type="float" office:value="0.85843257922122" calcext:value-type="float">
            <text:p>0.858432579221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R_Area_13l</text:p>
          </table:table-cell>
          <table:table-cell office:value-type="float" office:value="0.907933168829017" calcext:value-type="float">
            <text:p>0.907933168829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R_Area_13l</text:p>
          </table:table-cell>
          <table:table-cell office:value-type="float" office:value="0.979440916442692" calcext:value-type="float">
            <text:p>0.97944091644269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R_Area_13l</text:p>
          </table:table-cell>
          <table:table-cell office:value-type="float" office:value="0.939470878017389" calcext:value-type="float">
            <text:p>0.93947087801738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R_Area_13l</text:p>
          </table:table-cell>
          <table:table-cell office:value-type="float" office:value="0.91453117128741" calcext:value-type="float">
            <text:p>0.9145311712874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R_Area_13l</text:p>
          </table:table-cell>
          <table:table-cell office:value-type="float" office:value="0.923861816225771" calcext:value-type="float">
            <text:p>0.9238618162257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R_Area_13l</text:p>
          </table:table-cell>
          <table:table-cell office:value-type="float" office:value="0.666831533895788" calcext:value-type="float">
            <text:p>0.66683153389578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R_Area_13l</text:p>
          </table:table-cell>
          <table:table-cell office:value-type="float" office:value="0.751513272505226" calcext:value-type="float">
            <text:p>0.75151327250522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R_Area_13l</text:p>
          </table:table-cell>
          <table:table-cell office:value-type="float" office:value="0.901613122239648" calcext:value-type="float">
            <text:p>0.90161312223964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R_Area_25</text:p>
          </table:table-cell>
          <table:table-cell office:value-type="float" office:value="0.868989411756656" calcext:value-type="float">
            <text:p>0.86898941175665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R_Area_25</text:p>
          </table:table-cell>
          <table:table-cell office:value-type="float" office:value="0.196228822426039" calcext:value-type="float">
            <text:p>0.19622882242603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R_Area_25</text:p>
          </table:table-cell>
          <table:table-cell office:value-type="float" office:value="0.906798984788162" calcext:value-type="float">
            <text:p>0.90679898478816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R_Area_25</text:p>
          </table:table-cell>
          <table:table-cell office:value-type="float" office:value="0.500512953934739" calcext:value-type="float">
            <text:p>0.50051295393473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R_Area_25</text:p>
          </table:table-cell>
          <table:table-cell office:value-type="float" office:value="0.89212833137272" calcext:value-type="float">
            <text:p>0.8921283313727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R_Area_25</text:p>
          </table:table-cell>
          <table:table-cell office:value-type="float" office:value="0.977343848391852" calcext:value-type="float">
            <text:p>0.97734384839185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R_Area_25</text:p>
          </table:table-cell>
          <table:table-cell office:value-type="float" office:value="0.238166737570783" calcext:value-type="float">
            <text:p>0.23816673757078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R_Area_25</text:p>
          </table:table-cell>
          <table:table-cell office:value-type="float" office:value="0.215925950702693" calcext:value-type="float">
            <text:p>0.215925950702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R_Area_25</text:p>
          </table:table-cell>
          <table:table-cell office:value-type="float" office:value="0.817992765501123" calcext:value-type="float">
            <text:p>0.8179927655011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R_Area_25</text:p>
          </table:table-cell>
          <table:table-cell office:value-type="float" office:value="0.981915795892116" calcext:value-type="float">
            <text:p>0.9819157958921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R_Area_25</text:p>
          </table:table-cell>
          <table:table-cell office:value-type="float" office:value="0.280188876559969" calcext:value-type="float">
            <text:p>0.28018887655996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R_Area_25</text:p>
          </table:table-cell>
          <table:table-cell office:value-type="float" office:value="0.528176771233048" calcext:value-type="float">
            <text:p>0.52817677123304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R_Area_25</text:p>
          </table:table-cell>
          <table:table-cell office:value-type="float" office:value="0.969515455677128" calcext:value-type="float">
            <text:p>0.9695154556771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R_Area_25</text:p>
          </table:table-cell>
          <table:table-cell office:value-type="float" office:value="0.7958060773139" calcext:value-type="float">
            <text:p>0.795806077313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R_Area_25</text:p>
          </table:table-cell>
          <table:table-cell office:value-type="float" office:value="0.847774347802217" calcext:value-type="float">
            <text:p>0.8477743478022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R_Area_25</text:p>
          </table:table-cell>
          <table:table-cell office:value-type="float" office:value="0.774792783762436" calcext:value-type="float">
            <text:p>0.7747927837624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R_Area_25</text:p>
          </table:table-cell>
          <table:table-cell office:value-type="float" office:value="0.553281917562618" calcext:value-type="float">
            <text:p>0.5532819175626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R_Area_25</text:p>
          </table:table-cell>
          <table:table-cell office:value-type="float" office:value="0.80129090210434" calcext:value-type="float">
            <text:p>0.801290902104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R_Area_25</text:p>
          </table:table-cell>
          <table:table-cell office:value-type="float" office:value="0.853844985833382" calcext:value-type="float">
            <text:p>0.85384498583338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R_Area_25</text:p>
          </table:table-cell>
          <table:table-cell office:value-type="float" office:value="0.761931350249266" calcext:value-type="float">
            <text:p>0.76193135024926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R_Area_25</text:p>
          </table:table-cell>
          <table:table-cell office:value-type="float" office:value="0.701396532189969" calcext:value-type="float">
            <text:p>0.70139653218996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R_Area_25</text:p>
          </table:table-cell>
          <table:table-cell office:value-type="float" office:value="0.94416359958353" calcext:value-type="float">
            <text:p>0.9441635995835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R_Area_25</text:p>
          </table:table-cell>
          <table:table-cell office:value-type="float" office:value="0.75033279013119" calcext:value-type="float">
            <text:p>0.7503327901311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R_Area_25</text:p>
          </table:table-cell>
          <table:table-cell office:value-type="float" office:value="0.914125202855883" calcext:value-type="float">
            <text:p>0.91412520285588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R_Area_s32</text:p>
          </table:table-cell>
          <table:table-cell office:value-type="float" office:value="0.947040877720807" calcext:value-type="float">
            <text:p>0.94704087772080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R_Area_s32</text:p>
          </table:table-cell>
          <table:table-cell office:value-type="float" office:value="0.939560214426039" calcext:value-type="float">
            <text:p>0.93956021442603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R_Area_s32</text:p>
          </table:table-cell>
          <table:table-cell office:value-type="float" office:value="0.813197459661157" calcext:value-type="float">
            <text:p>0.81319745966115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R_Area_s32</text:p>
          </table:table-cell>
          <table:table-cell office:value-type="float" office:value="0.644518619409926" calcext:value-type="float">
            <text:p>0.64451861940992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R_Area_s32</text:p>
          </table:table-cell>
          <table:table-cell office:value-type="float" office:value="0.985168355466506" calcext:value-type="float">
            <text:p>0.98516835546650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R_Area_s32</text:p>
          </table:table-cell>
          <table:table-cell office:value-type="float" office:value="0.97682540808795" calcext:value-type="float">
            <text:p>0.9768254080879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R_Area_s32</text:p>
          </table:table-cell>
          <table:table-cell office:value-type="float" office:value="0.675808122314745" calcext:value-type="float">
            <text:p>0.67580812231474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R_Area_s32</text:p>
          </table:table-cell>
          <table:table-cell office:value-type="float" office:value="0.730931774886541" calcext:value-type="float">
            <text:p>0.73093177488654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R_Area_s32</text:p>
          </table:table-cell>
          <table:table-cell office:value-type="float" office:value="0.85919037751423" calcext:value-type="float">
            <text:p>0.859190377514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R_Area_s32</text:p>
          </table:table-cell>
          <table:table-cell office:value-type="float" office:value="0.992464147085889" calcext:value-type="float">
            <text:p>0.99246414708588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R_Area_s32</text:p>
          </table:table-cell>
          <table:table-cell office:value-type="float" office:value="0.972004212629172" calcext:value-type="float">
            <text:p>0.97200421262917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R_Area_s32</text:p>
          </table:table-cell>
          <table:table-cell office:value-type="float" office:value="0.333788598735578" calcext:value-type="float">
            <text:p>0.33378859873557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R_Area_s32</text:p>
          </table:table-cell>
          <table:table-cell office:value-type="float" office:value="0.852899392280687" calcext:value-type="float">
            <text:p>0.85289939228068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R_Area_s32</text:p>
          </table:table-cell>
          <table:table-cell office:value-type="float" office:value="0.917199671164722" calcext:value-type="float">
            <text:p>0.9171996711647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R_Area_s32</text:p>
          </table:table-cell>
          <table:table-cell office:value-type="float" office:value="0.984383976626388" calcext:value-type="float">
            <text:p>0.98438397662638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R_Area_s32</text:p>
          </table:table-cell>
          <table:table-cell office:value-type="float" office:value="0.260653164836243" calcext:value-type="float">
            <text:p>0.26065316483624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R_Area_s32</text:p>
          </table:table-cell>
          <table:table-cell office:value-type="float" office:value="0.729391305172017" calcext:value-type="float">
            <text:p>0.729391305172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R_Area_s32</text:p>
          </table:table-cell>
          <table:table-cell office:value-type="float" office:value="0.523903419097462" calcext:value-type="float">
            <text:p>0.52390341909746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R_Area_s32</text:p>
          </table:table-cell>
          <table:table-cell office:value-type="float" office:value="0.911975452163004" calcext:value-type="float">
            <text:p>0.91197545216300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R_Area_s32</text:p>
          </table:table-cell>
          <table:table-cell office:value-type="float" office:value="0.97387165999338" calcext:value-type="float">
            <text:p>0.973871659993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R_Area_s32</text:p>
          </table:table-cell>
          <table:table-cell office:value-type="float" office:value="0.926100893050893" calcext:value-type="float">
            <text:p>0.9261008930508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R_Area_s32</text:p>
          </table:table-cell>
          <table:table-cell office:value-type="float" office:value="0.876683926998537" calcext:value-type="float">
            <text:p>0.8766839269985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R_Area_s32</text:p>
          </table:table-cell>
          <table:table-cell office:value-type="float" office:value="0.985302122571071" calcext:value-type="float">
            <text:p>0.9853021225710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R_Area_s32</text:p>
          </table:table-cell>
          <table:table-cell office:value-type="float" office:value="0.32683203839787" calcext:value-type="float">
            <text:p>0.3268320383978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76383069471058" calcext:value-type="float">
            <text:p>0.97638306947105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43799863548771" calcext:value-type="float">
            <text:p>0.9437998635487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R_Orbital_Frontal_Complex</text:p>
          </table:table-cell>
          <table:table-cell office:value-type="float" office:value="0.887610484398974" calcext:value-type="float">
            <text:p>0.88761048439897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R_Orbital_Frontal_Complex</text:p>
          </table:table-cell>
          <table:table-cell office:value-type="float" office:value="0.812790474996517" calcext:value-type="float">
            <text:p>0.8127904749965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6535745567465" calcext:value-type="float">
            <text:p>0.9653574556746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57298828170219" calcext:value-type="float">
            <text:p>0.95729882817021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R_Orbital_Frontal_Complex</text:p>
          </table:table-cell>
          <table:table-cell office:value-type="float" office:value="0.0799762350456154" calcext:value-type="float">
            <text:p>0.07997623504561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85426045228046" calcext:value-type="float">
            <text:p>0.98542604522804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50425263081504" calcext:value-type="float">
            <text:p>0.95042526308150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93435586155869" calcext:value-type="float">
            <text:p>0.99343558615586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47207118294546" calcext:value-type="float">
            <text:p>0.94720711829454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R_Orbital_Frontal_Complex</text:p>
          </table:table-cell>
          <table:table-cell office:value-type="float" office:value="0.280957766247672" calcext:value-type="float">
            <text:p>0.28095776624767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77579105535243" calcext:value-type="float">
            <text:p>0.97757910553524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75225689944266" calcext:value-type="float">
            <text:p>0.97522568994426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3028051276771" calcext:value-type="float">
            <text:p>0.930280512767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R_Orbital_Frontal_Complex</text:p>
          </table:table-cell>
          <table:table-cell office:value-type="float" office:value="0.829174980898271" calcext:value-type="float">
            <text:p>0.8291749808982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R_Orbital_Frontal_Complex</text:p>
          </table:table-cell>
          <table:table-cell office:value-type="float" office:value="0.620919897352685" calcext:value-type="float">
            <text:p>0.62091989735268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89719085728138" calcext:value-type="float">
            <text:p>0.9897190857281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R_Orbital_Frontal_Complex</text:p>
          </table:table-cell>
          <table:table-cell office:value-type="float" office:value="0.828472132308626" calcext:value-type="float">
            <text:p>0.82847213230862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82909625271556" calcext:value-type="float">
            <text:p>0.98290962527155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48510417806351" calcext:value-type="float">
            <text:p>0.94851041780635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18151108600678" calcext:value-type="float">
            <text:p>0.91815110860067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R_Orbital_Frontal_Complex</text:p>
          </table:table-cell>
          <table:table-cell office:value-type="float" office:value="0.970254130827571" calcext:value-type="float">
            <text:p>0.9702541308275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R_Orbital_Frontal_Complex</text:p>
          </table:table-cell>
          <table:table-cell office:value-type="float" office:value="0.784890967798187" calcext:value-type="float">
            <text:p>0.78489096779818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R_posterior_OFC_Complex</text:p>
          </table:table-cell>
          <table:table-cell office:value-type="float" office:value="0.951270169925968" calcext:value-type="float">
            <text:p>0.95127016992596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R_posterior_OFC_Complex</text:p>
          </table:table-cell>
          <table:table-cell office:value-type="float" office:value="-0.0209618988552512" calcext:value-type="float">
            <text:p>-0.02096189885525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R_posterior_OFC_Complex</text:p>
          </table:table-cell>
          <table:table-cell office:value-type="float" office:value="0.955415303583971" calcext:value-type="float">
            <text:p>0.95541530358397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R_posterior_OFC_Complex</text:p>
          </table:table-cell>
          <table:table-cell office:value-type="float" office:value="0.595136142741911" calcext:value-type="float">
            <text:p>0.59513614274191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R_posterior_OFC_Complex</text:p>
          </table:table-cell>
          <table:table-cell office:value-type="float" office:value="0.757460142518434" calcext:value-type="float">
            <text:p>0.7574601425184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R_posterior_OFC_Complex</text:p>
          </table:table-cell>
          <table:table-cell office:value-type="float" office:value="0.958293857344529" calcext:value-type="float">
            <text:p>0.9582938573445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R_posterior_OFC_Complex</text:p>
          </table:table-cell>
          <table:table-cell office:value-type="float" office:value="0.518739489033508" calcext:value-type="float">
            <text:p>0.51873948903350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R_posterior_OFC_Complex</text:p>
          </table:table-cell>
          <table:table-cell office:value-type="float" office:value="0.668459261629701" calcext:value-type="float">
            <text:p>0.66845926162970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R_posterior_OFC_Complex</text:p>
          </table:table-cell>
          <table:table-cell office:value-type="float" office:value="0.913185417004143" calcext:value-type="float">
            <text:p>0.91318541700414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R_posterior_OFC_Complex</text:p>
          </table:table-cell>
          <table:table-cell office:value-type="float" office:value="0.998194189777074" calcext:value-type="float">
            <text:p>0.99819418977707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R_posterior_OFC_Complex</text:p>
          </table:table-cell>
          <table:table-cell office:value-type="float" office:value="0.290215412152251" calcext:value-type="float">
            <text:p>0.29021541215225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R_posterior_OFC_Complex</text:p>
          </table:table-cell>
          <table:table-cell office:value-type="float" office:value="0.761208299931556" calcext:value-type="float">
            <text:p>0.76120829993155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R_posterior_OFC_Complex</text:p>
          </table:table-cell>
          <table:table-cell office:value-type="float" office:value="0.925637632101742" calcext:value-type="float">
            <text:p>0.92563763210174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R_posterior_OFC_Complex</text:p>
          </table:table-cell>
          <table:table-cell office:value-type="float" office:value="0.829735459929592" calcext:value-type="float">
            <text:p>0.82973545992959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R_posterior_OFC_Complex</text:p>
          </table:table-cell>
          <table:table-cell office:value-type="float" office:value="0.860333758777121" calcext:value-type="float">
            <text:p>0.8603337587771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R_posterior_OFC_Complex</text:p>
          </table:table-cell>
          <table:table-cell office:value-type="float" office:value="0.983403893816763" calcext:value-type="float">
            <text:p>0.98340389381676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R_posterior_OFC_Complex</text:p>
          </table:table-cell>
          <table:table-cell office:value-type="float" office:value="0.907208615393199" calcext:value-type="float">
            <text:p>0.90720861539319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R_posterior_OFC_Complex</text:p>
          </table:table-cell>
          <table:table-cell office:value-type="float" office:value="0.574562689693183" calcext:value-type="float">
            <text:p>0.57456268969318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R_posterior_OFC_Complex</text:p>
          </table:table-cell>
          <table:table-cell office:value-type="float" office:value="0.931955659769683" calcext:value-type="float">
            <text:p>0.93195565976968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R_posterior_OFC_Complex</text:p>
          </table:table-cell>
          <table:table-cell office:value-type="float" office:value="0.290122814601848" calcext:value-type="float">
            <text:p>0.29012281460184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R_posterior_OFC_Complex</text:p>
          </table:table-cell>
          <table:table-cell office:value-type="float" office:value="0.489853444306128" calcext:value-type="float">
            <text:p>0.4898534443061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R_posterior_OFC_Complex</text:p>
          </table:table-cell>
          <table:table-cell office:value-type="float" office:value="0.607846496553224" calcext:value-type="float">
            <text:p>0.6078464965532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R_posterior_OFC_Complex</text:p>
          </table:table-cell>
          <table:table-cell office:value-type="float" office:value="0.690689467696627" calcext:value-type="float">
            <text:p>0.6906894676966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R_posterior_OFC_Complex</text:p>
          </table:table-cell>
          <table:table-cell office:value-type="float" office:value="0.915455590729849" calcext:value-type="float">
            <text:p>0.91545559072984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Right-MammillaryBody</text:p>
          </table:table-cell>
          <table:table-cell office:value-type="float" office:value="0.347749822428138" calcext:value-type="float">
            <text:p>0.3477498224281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Right-MammillaryBody</text:p>
          </table:table-cell>
          <table:table-cell office:value-type="float" office:value="0.852002938333156" calcext:value-type="float">
            <text:p>0.85200293833315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Right-MammillaryBody</text:p>
          </table:table-cell>
          <table:table-cell office:value-type="float" office:value="0.818583078791951" calcext:value-type="float">
            <text:p>0.81858307879195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Right-MammillaryBody</text:p>
          </table:table-cell>
          <table:table-cell office:value-type="float" office:value="0.565231115447328" calcext:value-type="float">
            <text:p>0.5652311154473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Right-MammillaryBody</text:p>
          </table:table-cell>
          <table:table-cell office:value-type="float" office:value="0.450524220827819" calcext:value-type="float">
            <text:p>0.45052422082781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Right-MammillaryBody</text:p>
          </table:table-cell>
          <table:table-cell office:value-type="float" office:value="-0.024058617582984" calcext:value-type="float">
            <text:p>-0.02405861758298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Right-MammillaryBody</text:p>
          </table:table-cell>
          <table:table-cell office:value-type="float" office:value="0.544165871181599" calcext:value-type="float">
            <text:p>0.54416587118159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Right-MammillaryBody</text:p>
          </table:table-cell>
          <table:table-cell office:value-type="float" office:value="0.448673735292983" calcext:value-type="float">
            <text:p>0.44867373529298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Right-MammillaryBody</text:p>
          </table:table-cell>
          <table:table-cell office:value-type="float" office:value="0.822713436662375" calcext:value-type="float">
            <text:p>0.82271343666237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Right-MammillaryBody</text:p>
          </table:table-cell>
          <table:table-cell office:value-type="float" office:value="0.993079479894922" calcext:value-type="float">
            <text:p>0.9930794798949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Right-MammillaryBody</text:p>
          </table:table-cell>
          <table:table-cell office:value-type="float" office:value="-0.820052954692409" calcext:value-type="float">
            <text:p>-0.82005295469240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Right-MammillaryBody</text:p>
          </table:table-cell>
          <table:table-cell office:value-type="float" office:value="0.953282965418491" calcext:value-type="float">
            <text:p>0.95328296541849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Right-MammillaryBody</text:p>
          </table:table-cell>
          <table:table-cell office:value-type="float" office:value="0.175872793818942" calcext:value-type="float">
            <text:p>0.17587279381894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Right-MammillaryBody</text:p>
          </table:table-cell>
          <table:table-cell office:value-type="float" office:value="0.117623605452175" calcext:value-type="float">
            <text:p>0.11762360545217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Right-MammillaryBody</text:p>
          </table:table-cell>
          <table:table-cell office:value-type="float" office:value="0.453480368429346" calcext:value-type="float">
            <text:p>0.45348036842934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Right-MammillaryBody</text:p>
          </table:table-cell>
          <table:table-cell office:value-type="float" office:value="0.873109044638674" calcext:value-type="float">
            <text:p>0.87310904463867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Right-MammillaryBody</text:p>
          </table:table-cell>
          <table:table-cell office:value-type="float" office:value="0.683078809893536" calcext:value-type="float">
            <text:p>0.6830788098935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Right-MammillaryBody</text:p>
          </table:table-cell>
          <table:table-cell office:value-type="float" office:value="0.478494411187442" calcext:value-type="float">
            <text:p>0.47849441118744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Right-MammillaryBody</text:p>
          </table:table-cell>
          <table:table-cell office:value-type="float" office:value="0.507887085837968" calcext:value-type="float">
            <text:p>0.50788708583796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Right-MammillaryBody</text:p>
          </table:table-cell>
          <table:table-cell office:value-type="float" office:value="0.946604813946742" calcext:value-type="float">
            <text:p>0.94660481394674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Right-MammillaryBody</text:p>
          </table:table-cell>
          <table:table-cell office:value-type="float" office:value="0.485191522959841" calcext:value-type="float">
            <text:p>0.48519152295984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Right-MammillaryBody</text:p>
          </table:table-cell>
          <table:table-cell office:value-type="float" office:value="0.51498169719489" calcext:value-type="float">
            <text:p>0.5149816971948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Right-MammillaryBody</text:p>
          </table:table-cell>
          <table:table-cell office:value-type="float" office:value="0.941328011839838" calcext:value-type="float">
            <text:p>0.9413280118398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Right-MammillaryBody</text:p>
          </table:table-cell>
          <table:table-cell office:value-type="float" office:value="0.210915166765541" calcext:value-type="float">
            <text:p>0.210915166765541</text:p>
          </table:table-cell>
          <table:table-cell office:value-type="string" calcext:value-type="string">
            <text:p>T01vsT02</text:p>
          </table:table-cell>
        </table:table-row>
      </table:table>
      <table:named-expressions/>
      <table:database-ranges>
        <table:database-range table:name="__Anonymous_Sheet_DB__0" table:target-range-address="tmp.A1:tmp.D289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19:38:08.824576452</dc:date>
    <meta:editing-duration>PT4H16M53S</meta:editing-duration>
    <meta:editing-cycles>1</meta:editing-cycles>
    <meta:document-statistic meta:table-count="1" meta:cell-count="1156" meta:object-count="0"/>
    <meta:generator>LibreOffice/6.4.7.2$Linux_X86_64 LibreOffice_project/40$Build-2</meta:generator>
  </office:meta>
</office:document-meta>
</file>